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16in"/>
    </style:style>
    <style:style style:name="co2" style:family="table-column">
      <style:table-column-properties fo:break-before="auto" style:column-width="1.922in"/>
    </style:style>
    <style:style style:name="co3" style:family="table-column">
      <style:table-column-properties fo:break-before="auto" style:column-width="1.8299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8"/>
    <style:style style:name="ce3" style:family="table-cell" style:parent-style-name="Default" style:data-style-name="N121"/>
    <style:style style:name="ce6" style:family="table-cell" style:parent-style-name="Default" style:data-style-name="N1"/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Propiedad</text:p>
          </table:table-cell>
          <table:table-cell office:value-type="string" calcext:value-type="string">
            <text:p>Módulo elástico [Pa]</text:p>
          </table:table-cell>
          <table:table-cell office:value-type="string" calcext:value-type="string">
            <text:p>Módulo Poisson</text:p>
          </table:table-cell>
          <table:table-cell office:value-type="string" calcext:value-type="string">
            <text:p>Resistencia [Pa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'Longitudinal_Tension.csv'</text:p>
          </table:table-cell>
          <table:table-cell table:formula="of:=[.J2] * 6894759999.639" office:value-type="float" office:value="158489089688.102" calcext:value-type="float">
            <text:p>158.49E+09</text:p>
          </table:table-cell>
          <table:table-cell office:value-type="float" office:value="0.315611" calcext:value-type="float">
            <text:p>0.315611</text:p>
          </table:table-cell>
          <table:table-cell table:formula="of:= [.K2] * 6894759.999639" office:value-type="float" office:value="2233077626.58708" calcext:value-type="float">
            <text:p>2.23E+09</text:p>
          </table:table-cell>
          <table:table-cell table:number-columns-repeated="5"/>
          <table:table-cell office:value-type="float" office:value="22.98689" calcext:value-type="float">
            <text:p>22.98689</text:p>
          </table:table-cell>
          <table:table-cell office:value-type="float" office:value="323.8804" calcext:value-type="float">
            <text:p>323.8804</text:p>
          </table:table-cell>
        </table:table-row>
        <table:table-row table:style-name="ro1">
          <table:table-cell office:value-type="string" calcext:value-type="string">
            <text:p>'Longitudinal_Compression.csv'</text:p>
          </table:table-cell>
          <table:table-cell table:formula="of:=[.J3] * 6894759999.639" office:value-type="float" office:value="140932114245.541" calcext:value-type="float">
            <text:p>140.93E+09</text:p>
          </table:table-cell>
          <table:table-cell office:value-type="float" office:value="0.3563" calcext:value-type="float">
            <text:p>0.3563</text:p>
          </table:table-cell>
          <table:table-cell table:number-columns-repeated="6"/>
          <table:table-cell office:value-type="float" office:value="20.440467" calcext:value-type="float">
            <text:p>20.440467</text:p>
          </table:table-cell>
          <table:table-cell/>
        </table:table-row>
        <table:table-row table:style-name="ro1">
          <table:table-cell office:value-type="string" calcext:value-type="string">
            <text:p>'Transverse_Tension.csv'</text:p>
          </table:table-cell>
          <table:table-cell table:formula="of:=[.J4] * 6894759999.639" office:value-type="float" office:value="8949053741.53144" calcext:value-type="float">
            <text:p>8.95E+09</text:p>
          </table:table-cell>
          <table:table-cell/>
          <table:table-cell table:formula="of:= [.K4] * 6894759.999639" office:value-type="float" office:value="51236340.5093173" calcext:value-type="float">
            <text:p>51.24E+06</text:p>
          </table:table-cell>
          <table:table-cell table:number-columns-repeated="5"/>
          <table:table-cell office:value-type="float" office:value="1.29795" calcext:value-type="float">
            <text:p>1.29795</text:p>
          </table:table-cell>
          <table:table-cell office:value-type="float" office:value="7.4312" calcext:value-type="float">
            <text:p>7.4312</text:p>
          </table:table-cell>
        </table:table-row>
        <table:table-row table:style-name="ro1">
          <table:table-cell office:value-type="string" calcext:value-type="string">
            <text:p>'Transverse_Compression.csv'</text:p>
          </table:table-cell>
          <table:table-cell table:formula="of:=[.J5] * 6894759999.639" office:value-type="float" office:value="9712303673.49148" calcext:value-type="float">
            <text:p>9.71E+09</text:p>
          </table:table-cell>
          <table:table-cell office:value-type="float" office:value="0.0235" calcext:value-type="float">
            <text:p>0.0235</text:p>
          </table:table-cell>
          <table:table-cell table:formula="of:= [.K5] * 6894759.999639" office:value-type="float" office:value="254726218.710663" calcext:value-type="float">
            <text:p>254.73E+06</text:p>
          </table:table-cell>
          <table:table-cell table:number-columns-repeated="5"/>
          <table:table-cell office:value-type="float" office:value="1.40865" calcext:value-type="float">
            <text:p>1.40865</text:p>
          </table:table-cell>
          <table:table-cell office:value-type="float" office:value="36.9449" calcext:value-type="float">
            <text:p>36.9449</text:p>
          </table:table-cell>
        </table:table-row>
        <table:table-row table:style-name="ro1">
          <table:table-cell office:value-type="string" calcext:value-type="string">
            <text:p>'In-Plane_Shear.csv'</text:p>
          </table:table-cell>
          <table:table-cell table:formula="of:=[.J6] * 6894759999.639" office:value-type="float" office:value="4648791929.7566" calcext:value-type="float">
            <text:p>4.65E+09</text:p>
          </table:table-cell>
          <table:table-cell/>
          <table:table-cell table:formula="of:= [.K6] * 6894759.999639" office:value-type="float" office:value="88686608.3993565" calcext:value-type="float">
            <text:p>88.69E+06</text:p>
          </table:table-cell>
          <table:table-cell/>
          <table:table-cell office:value-type="string" calcext:value-type="string">
            <text:p>Densidad 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0.67425" calcext:value-type="float">
            <text:p>0.67425</text:p>
          </table:table-cell>
          <table:table-cell office:value-type="float" office:value="12.8629" calcext:value-type="float">
            <text:p>12.862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nillos (tracción) [Gpa]</text:p>
          </table:table-cell>
          <table:table-cell table:style-name="ce1" office:value-type="string" calcext:value-type="string">
            <text:p>Rigidizadores (compresión) [Gpa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astic Modulus 11</text:p>
          </table:table-cell>
          <table:table-cell table:style-name="ce3" table:formula="of:=[.F10]/1000000000" office:value-type="float" office:value="158.489089688102" calcext:value-type="float">
            <text:p>158.489</text:p>
          </table:table-cell>
          <table:table-cell table:style-name="ce3" table:formula="of:=[.G10]/1000000000" office:value-type="float" office:value="140.932114245541" calcext:value-type="float">
            <text:p>140.932</text:p>
          </table:table-cell>
          <table:table-cell table:number-columns-repeated="2"/>
          <table:table-cell table:style-name="ce1" office:value-type="float" office:value="158489089688.102" calcext:value-type="float">
            <text:p>158.49E+09</text:p>
          </table:table-cell>
          <table:table-cell table:style-name="ce1" office:value-type="float" office:value="140932114245.541" calcext:value-type="float">
            <text:p>140.93E+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astic Modulus 22</text:p>
          </table:table-cell>
          <table:table-cell table:style-name="ce3" table:formula="of:=[.F11]/1000000000" office:value-type="float" office:value="8.94905374153144" calcext:value-type="float">
            <text:p>8.949</text:p>
          </table:table-cell>
          <table:table-cell table:style-name="ce3" table:formula="of:=[.G11]/1000000000" office:value-type="float" office:value="9.71230367349148" calcext:value-type="float">
            <text:p>9.712</text:p>
          </table:table-cell>
          <table:table-cell table:number-columns-repeated="2"/>
          <table:table-cell table:style-name="ce1" office:value-type="float" office:value="8949053741.53144" calcext:value-type="float">
            <text:p>8.95E+09</text:p>
          </table:table-cell>
          <table:table-cell table:style-name="ce1" office:value-type="float" office:value="9712303673.49148" calcext:value-type="float">
            <text:p>9.71E+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12</text:p>
          </table:table-cell>
          <table:table-cell table:style-name="ce3" office:value-type="float" office:value="0.315611" calcext:value-type="float">
            <text:p>0.316</text:p>
          </table:table-cell>
          <table:table-cell table:style-name="ce3" office:value-type="float" office:value="0.3563" calcext:value-type="float">
            <text:p>0.356</text:p>
          </table:table-cell>
          <table:table-cell table:number-columns-repeated="2"/>
          <table:table-cell office:value-type="float" office:value="0.315611" calcext:value-type="float">
            <text:p>0.315611</text:p>
          </table:table-cell>
          <table:table-cell office:value-type="float" office:value="0.3563" calcext:value-type="float">
            <text:p>0.3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ar Modulus 12</text:p>
          </table:table-cell>
          <table:table-cell table:style-name="ce3" table:formula="of:=[.F13]/1000000000" office:value-type="float" office:value="4.6487919297566" calcext:value-type="float">
            <text:p>4.649</text:p>
          </table:table-cell>
          <table:table-cell table:style-name="ce3" table:formula="of:=[.G13]/1000000000" office:value-type="float" office:value="4.6487919297566" calcext:value-type="float">
            <text:p>4.649</text:p>
          </table:table-cell>
          <table:table-cell table:number-columns-repeated="2"/>
          <table:table-cell table:number-columns-repeated="2" table:style-name="ce1" office:value-type="float" office:value="4648791929.7566" calcext:value-type="float">
            <text:p>4.65E+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ar Modulus 23</text:p>
          </table:table-cell>
          <table:table-cell table:style-name="ce3" table:formula="of:=[.F14]/1000000000" office:value-type="float" office:value="4.6487919297566" calcext:value-type="float">
            <text:p>4.649</text:p>
          </table:table-cell>
          <table:table-cell table:style-name="ce3" table:formula="of:=[.G14]/1000000000" office:value-type="float" office:value="4.6487919297566" calcext:value-type="float">
            <text:p>4.649</text:p>
          </table:table-cell>
          <table:table-cell table:number-columns-repeated="2"/>
          <table:table-cell table:number-columns-repeated="2" table:style-name="ce1" office:value-type="float" office:value="4648791929.7566" calcext:value-type="float">
            <text:p>4.65E+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ar Modulus 13</text:p>
          </table:table-cell>
          <table:table-cell table:style-name="ce3" table:formula="of:=[.F15]/1000000000" office:value-type="float" office:value="4.6487919297566" calcext:value-type="float">
            <text:p>4.649</text:p>
          </table:table-cell>
          <table:table-cell table:style-name="ce3" table:formula="of:=[.G15]/1000000000" office:value-type="float" office:value="4.6487919297566" calcext:value-type="float">
            <text:p>4.649</text:p>
          </table:table-cell>
          <table:table-cell table:number-columns-repeated="2"/>
          <table:table-cell table:number-columns-repeated="2" table:style-name="ce1" office:value-type="float" office:value="4648791929.7566" calcext:value-type="float">
            <text:p>4.65E+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sity [g/m³]</text:p>
          </table:table-cell>
          <table:table-cell table:number-columns-repeated="2" table:style-name="ce3" office:value-type="float" office:value="1.58" calcext:value-type="float">
            <text:p>1.580</text:p>
          </table:table-cell>
          <table:table-cell table:number-columns-repeated="2"/>
          <table:table-cell table:number-columns-repeated="2"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2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ension Stress Limit 11</text:p>
          </table:table-cell>
          <table:table-cell table:style-name="ce3" table:formula="of:=[.F18]/1000000000" office:value-type="float" office:value="2.23307762658708" calcext:value-type="float">
            <text:p>2.233</text:p>
          </table:table-cell>
          <table:table-cell table:style-name="ce3" table:formula="of:=[.G18]/1000000000" office:value-type="float" office:value="2.23307762658708" calcext:value-type="float">
            <text:p>2.233</text:p>
          </table:table-cell>
          <table:table-cell table:number-columns-repeated="2"/>
          <table:table-cell table:number-columns-repeated="2" table:style-name="ce1" office:value-type="float" office:value="2233077626.58708" calcext:value-type="float">
            <text:p>2.23E+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 Stress Limit 22</text:p>
          </table:table-cell>
          <table:table-cell table:style-name="ce3" table:formula="of:=[.F19]/1000000000" office:value-type="float" office:value="0.0512363405093173" calcext:value-type="float">
            <text:p>0.051</text:p>
          </table:table-cell>
          <table:table-cell table:style-name="ce3" table:formula="of:=[.G19]/1000000000" office:value-type="float" office:value="0.0512363405093173" calcext:value-type="float">
            <text:p>0.051</text:p>
          </table:table-cell>
          <table:table-cell table:number-columns-repeated="2"/>
          <table:table-cell table:number-columns-repeated="2" table:style-name="ce1" office:value-type="float" office:value="51236340.5093173" calcext:value-type="float">
            <text:p>51.24E+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ress Stress Limit 11</text:p>
          </table:table-cell>
          <table:table-cell table:style-name="ce3" table:formula="of:=[.F20]/1000000000" office:value-type="float" office:value="1.41790739392576" calcext:value-type="float">
            <text:p>1.418</text:p>
          </table:table-cell>
          <table:table-cell table:style-name="ce3" table:formula="of:=[.G20]/1000000000" office:value-type="float" office:value="1.41790739392576" calcext:value-type="float">
            <text:p>1.418</text:p>
          </table:table-cell>
          <table:table-cell table:number-columns-repeated="2"/>
          <table:table-cell table:number-columns-repeated="2" table:style-name="ce1" office:value-type="float" office:value="1417907393.92576" calcext:value-type="float">
            <text:p>1.42E+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ress Stress Limit 22</text:p>
          </table:table-cell>
          <table:table-cell table:style-name="ce3" table:formula="of:=[.F21]/1000000000" office:value-type="float" office:value="0.254726218710663" calcext:value-type="float">
            <text:p>0.255</text:p>
          </table:table-cell>
          <table:table-cell table:style-name="ce3" table:formula="of:=[.G21]/1000000000" office:value-type="float" office:value="0.254726218710663" calcext:value-type="float">
            <text:p>0.255</text:p>
          </table:table-cell>
          <table:table-cell table:number-columns-repeated="2"/>
          <table:table-cell table:number-columns-repeated="2" table:style-name="ce1" office:value-type="float" office:value="254726218.710663" calcext:value-type="float">
            <text:p>254.73E+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ar Stress Limit</text:p>
          </table:table-cell>
          <table:table-cell table:style-name="ce3" table:formula="of:=[.F22]/1000000000" office:value-type="float" office:value="0.0886866083993565" calcext:value-type="float">
            <text:p>0.089</text:p>
          </table:table-cell>
          <table:table-cell table:style-name="ce3" table:formula="of:=[.G22]/1000000000" office:value-type="float" office:value="0.0886866083993565" calcext:value-type="float">
            <text:p>0.089</text:p>
          </table:table-cell>
          <table:table-cell table:number-columns-repeated="2"/>
          <table:table-cell table:number-columns-repeated="2" table:style-name="ce1" office:value-type="float" office:value="88686608.3993565" calcext:value-type="float">
            <text:p>88.69E+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nding Shear Stress Limit</text:p>
          </table:table-cell>
          <table:table-cell table:style-name="ce3" table:formula="of:=[.F23]/1000000000" office:value-type="float" office:value="0.0886866083993565" calcext:value-type="float">
            <text:p>0.089</text:p>
          </table:table-cell>
          <table:table-cell table:style-name="ce3" table:formula="of:=[.G23]/1000000000" office:value-type="float" office:value="0.0886866083993565" calcext:value-type="float">
            <text:p>0.089</text:p>
          </table:table-cell>
          <table:table-cell table:number-columns-repeated="2"/>
          <table:table-cell table:number-columns-repeated="2" table:style-name="ce1" office:value-type="float" office:value="88686608.3993565" calcext:value-type="float">
            <text:p>88.69E+06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Espesor de las capas [mm]</text:p>
          </table:table-cell>
          <table:table-cell table:style-name="ce3" table:formula="of:=[.F26]*1000" office:value-type="float" office:value="0.18288" calcext:value-type="float">
            <text:p>0.183</text:p>
          </table:table-cell>
          <table:table-cell table:style-name="ce3" table:formula="of:=[.G26]*1000" office:value-type="float" office:value="0.18288" calcext:value-type="float">
            <text:p>0.183</text:p>
          </table:table-cell>
          <table:table-cell table:number-columns-repeated="2"/>
          <table:table-cell table:style-name="ce1" table:formula="of:= 0.0072 * 0.0254" office:value-type="float" office:value="0.00018288" calcext:value-type="float">
            <text:p>182.88E-06</text:p>
          </table:table-cell>
          <table:table-cell table:style-name="ce1" table:formula="of:= 0.0072 * 0.0254" office:value-type="float" office:value="0.00018288" calcext:value-type="float">
            <text:p>182.88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esor total [mm]</text:p>
          </table:table-cell>
          <table:table-cell table:style-name="ce3" table:formula="of:=[.B26]*[.B28]" office:value-type="float" office:value="1.8288" calcext:value-type="float">
            <text:p>1.829</text:p>
          </table:table-cell>
          <table:table-cell table:style-name="ce3" table:formula="of:=[.C26]*[.C28]" office:value-type="float" office:value="1.8288" calcext:value-type="float">
            <text:p>1.829</text:p>
          </table:table-cell>
          <table:table-cell table:number-columns-repeated="2"/>
          <table:table-cell table:style-name="ce1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Numero de capas 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/>
          <table:table-cell table:style-name="ce1" table:number-columns-repeated="2"/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0.0072" calcext:value-type="float">
            <text:p>0.0072</text:p>
          </table:table-cell>
          <table:table-cell table:number-columns-repeated="10"/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17:16:21.220176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0:11:50.054224604</meta:creation-date>
    <meta:generator>LibreOffice/6.4.7.2$Linux_X86_64 LibreOffice_project/40$Build-2</meta:generator>
    <dc:date>2021-11-24T17:26:58.049976429</dc:date>
    <meta:editing-duration>PT29M55S</meta:editing-duration>
    <meta:editing-cycles>7</meta:editing-cycles>
    <meta:document-statistic meta:table-count="1" meta:cell-count="111" meta:object-count="0"/>
  </office:meta>
</office:document-meta>
</file>